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5cm" fo:min-width="2.6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5cm" fo:min-width="2.6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1.749cm" svg:x="7.75cm" svg:y="1.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" draw:text-style-name="P2" draw:layer="layout" svg:width="2.653cm" svg:height="0.962cm" svg:x="8.597cm" svg:y="1.75cm">
          <draw:text-box>
            <text:p>DÉBUT</text:p>
          </draw:text-box>
        </draw:frame>
        <draw:custom-shape draw:style-name="gr3" draw:text-style-name="P1" draw:layer="layout" svg:width="4.5cm" svg:height="1.749cm" svg:x="8cm" svg:y="25.5cm">
          <text:p text:style-name="P1">FI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35:39.428178429</meta:creation-date>
    <dc:date>2025-01-28T11:47:30.727423293</dc:date>
    <meta:editing-duration>PT11M51S</meta:editing-duration>
    <meta:editing-cycles>2</meta:editing-cycles>
    <meta:generator>LibreOffice/24.2.7.2$Linux_X86_64 LibreOffice_project/420$Build-2</meta:generator>
    <meta:document-statistic meta:object-count="3"/>
  </office:meta>
</office:document-meta>
</file>